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198a8a" draw:textarea-horizontal-align="justify" draw:textarea-vertical-align="top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right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5.94cm" svg:height="19.59cm" svg:x="1cm" svg:y="1cm">
          <text:p text:style-name="P1">SYSTEM(NCLIENTS=3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795cm" svg:x="4.175cm" svg:y="5.31cm">
          <text:p text:style-name="P1">ALLOC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10.795cm" svg:x="16.24cm" svg:y="5.31cm">
          <text:p text:style-name="P1">client[i:1..NCLIENTS]</text:p>
          <text:p text:style-name="P1">CLIEN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795cm" svg:y1="7.35cm" svg:x2="16.24cm" svg:y2="7.35cm">
          <text:p text:style-name="P1">request[n]</text:p>
        </draw:line>
        <draw:line draw:style-name="gr3" draw:text-style-name="P2" draw:layer="layout" svg:x1="11.795cm" svg:y1="8.62cm" svg:x2="16.24cm" svg:y2="8.62cm">
          <text:p text:style-name="P1">assign</text:p>
        </draw:line>
        <draw:line draw:style-name="gr3" draw:text-style-name="P2" draw:layer="layout" svg:x1="11.795cm" svg:y1="9.89cm" svg:x2="16.24cm" svg:y2="9.89cm">
          <text:p text:style-name="P1">release</text:p>
        </draw:line>
        <draw:custom-shape draw:style-name="gr4" draw:text-style-name="P2" draw:layer="layout" svg:width="0.635cm" svg:height="0.635cm" svg:x="11.46cm" svg:y="9.55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5.961cm" svg:y="9.5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1.461cm" svg:y="8.3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1.461cm" svg:y="7.0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5.961cm" svg:y="8.3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5.961cm" svg:y="7.0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795cm" svg:y1="11.06cm" svg:x2="16.24cm" svg:y2="11.06cm">
          <text:p text:style-name="P1">crash</text:p>
        </draw:line>
        <draw:custom-shape draw:style-name="gr4" draw:text-style-name="P2" draw:layer="layout" svg:width="0.635cm" svg:height="0.635cm" svg:x="11.461cm" svg:y="10.7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5.961cm" svg:y="10.7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795cm" svg:y1="12.23cm" svg:x2="16.24cm" svg:y2="12.23cm">
          <text:p text:style-name="P1">report[n]</text:p>
        </draw:line>
        <draw:custom-shape draw:style-name="gr4" draw:text-style-name="P2" draw:layer="layout" svg:width="0.635cm" svg:height="0.635cm" svg:x="11.461cm" svg:y="11.8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2" draw:layer="layout" svg:width="0.635cm" svg:height="0.635cm" svg:x="15.961cm" svg:y="11.85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635cm" svg:height="0.635cm" svg:x="15.962cm" svg:y="13.057cm">
          <text:p text:style-name="P1">wor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2" draw:layer="layout" svg:width="0.635cm" svg:height="0.635cm" svg:x="15.963cm" svg:y="14.158cm">
          <text:p text:style-name="P1">u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635cm" svg:height="0.635cm" svg:x="11.463cm" svg:y="13.058cm">
          <text:p text:style-name="P1">statu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635cm" svg:height="0.635cm" svg:x="11.464cm" svg:y="14.159cm">
          <text:p text:style-name="P1">free[n]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John Reese</meta:initial-creator>
    <meta:creation-date>2008-04-11T15:13:30</meta:creation-date>
    <dc:creator>John Reese</dc:creator>
    <dc:date>2008-04-11T15:34:31</dc:date>
    <meta:editing-cycles>4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